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1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1cm" svg:stroke-color="#000000" draw:marker-start="" draw:marker-start-width="0.291cm" draw:marker-start-center="false" draw:marker-end="" draw:marker-end-width="0.291cm" draw:marker-end-center="false" draw:fill="solid" draw:fill-color="#99cc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25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71cm" svg:stroke-color="#ad4296" draw:marker-start="" draw:marker-start-width="0.155cm" draw:marker-start-center="false" draw:marker-end="" draw:marker-end-width="0.155cm" draw:marker-end-center="false" draw:fill="solid" draw:fill-color="#ad4296" draw:textarea-horizontal-align="center" draw:textarea-vertical-align="middle" fo:padding-top="0.161cm" fo:padding-bottom="0.161cm" fo:padding-left="0.286cm" fo:padding-right="0.286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101cm" svg:stroke-color="#000000" draw:marker-start="" draw:marker-start-width="0.3cm" draw:marker-start-center="false" draw:marker-end="" draw:marker-end-width="0.3cm" draw:marker-end-center="false" draw:fill="none" draw:fill-color="#ffffff" fo:min-height="0.379cm" fo:padding-top="0.175cm" fo:padding-bottom="0.175cm" fo:padding-left="0.3cm" fo:padding-right="0.3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8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8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d429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6cm" svg:stroke-color="#000000" draw:marker-start="" draw:marker-start-width="0.288cm" draw:marker-start-center="false" draw:marker-end="Arrow_20_concave" draw:marker-end-width="0.3cm" draw:marker-end-center="false" draw:fill="solid" draw:fill-color="#99ccff" draw:textarea-horizontal-align="center" draw:textarea-vertical-align="middle" fo:padding-top="0.155cm" fo:padding-bottom="0.155cm" fo:padding-left="0.28cm" fo:padding-right="0.28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.101cm" svg:stroke-color="#000000" draw:marker-start="" draw:marker-start-width="0.3cm" draw:marker-start-center="false" draw:marker-end="" draw:marker-end-width="0.3cm" draw:marker-end-center="false" draw:fill="none" draw:fill-color="#ffffff" fo:min-height="0.366cm" fo:padding-top="0cm" fo:padding-bottom="0cm" fo:padding-left="0cm" fo:padding-right="0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.101cm" svg:stroke-color="#000000" draw:marker-start="" draw:marker-start-width="0.3cm" draw:marker-start-center="false" draw:marker-end="" draw:marker-end-width="0.3cm" draw:marker-end-center="false" draw:fill="none" draw:fill-color="#ffffff" fo:min-height="0.389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ad429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MS Gothic" style:font-size-asian="7pt" style:font-style-asian="normal" style:font-weight-asian="normal" style:font-name-complex="Tahoma" style:font-size-complex="7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MS Gothic" style:font-size-asian="7pt" style:font-style-asian="normal" style:font-weight-asian="normal" style:font-name-complex="Tahoma" style:font-size-complex="7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text-position="33% 58%" style:font-name="Bitstream Vera Sans" fo:font-size="7pt" fo:font-style="normal" fo:text-shadow="none" style:text-underline-style="none" fo:font-weight="normal" style:letter-kerning="true" style:font-name-asian="MS Gothic" style:font-size-asian="7pt" style:font-style-asian="normal" style:font-weight-asian="normal" style:font-name-complex="Tahoma" style:font-size-complex="7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8.754cm" svg:y1="12.758cm" svg:x2="8.754cm" svg:y2="18.527cm">
            <text:p/>
          </draw:line>
          <draw:line draw:style-name="gr1" draw:text-style-name="P1" draw:layer="layout" svg:x1="9.465cm" svg:y1="12.751cm" svg:x2="9.465cm" svg:y2="18.525cm">
            <text:p/>
          </draw:line>
          <draw:line draw:style-name="gr1" draw:text-style-name="P1" draw:layer="layout" svg:x1="10.167cm" svg:y1="12.751cm" svg:x2="10.167cm" svg:y2="18.525cm">
            <text:p/>
          </draw:line>
          <draw:line draw:style-name="gr1" draw:text-style-name="P1" draw:layer="layout" svg:x1="10.876cm" svg:y1="12.751cm" svg:x2="10.876cm" svg:y2="18.525cm">
            <text:p/>
          </draw:line>
          <draw:line draw:style-name="gr2" draw:text-style-name="P1" draw:layer="layout" svg:x1="11.578cm" svg:y1="12.758cm" svg:x2="11.578cm" svg:y2="18.526cm">
            <text:p/>
          </draw:line>
          <draw:line draw:style-name="gr1" draw:text-style-name="P1" draw:layer="layout" svg:x1="12.288cm" svg:y1="12.751cm" svg:x2="12.288cm" svg:y2="18.525cm">
            <text:p/>
          </draw:line>
          <draw:line draw:style-name="gr1" draw:text-style-name="P1" draw:layer="layout" svg:x1="12.991cm" svg:y1="12.751cm" svg:x2="12.991cm" svg:y2="18.525cm">
            <text:p/>
          </draw:line>
          <draw:line draw:style-name="gr1" draw:text-style-name="P1" draw:layer="layout" svg:x1="7.925cm" svg:y1="12.751cm" svg:x2="12.994cm" svg:y2="12.753cm">
            <text:p/>
          </draw:line>
          <draw:line draw:style-name="gr1" draw:text-style-name="P1" draw:layer="layout" svg:x1="7.903cm" svg:y1="13.46cm" svg:x2="12.994cm" svg:y2="13.46cm">
            <text:p/>
          </draw:line>
          <draw:line draw:style-name="gr1" draw:text-style-name="P1" draw:layer="layout" svg:x1="7.903cm" svg:y1="14.168cm" svg:x2="12.991cm" svg:y2="14.168cm">
            <text:p/>
          </draw:line>
          <draw:line draw:style-name="gr1" draw:text-style-name="P1" draw:layer="layout" svg:x1="7.903cm" svg:y1="15.576cm" svg:x2="13.002cm" svg:y2="15.575cm">
            <text:p/>
          </draw:line>
          <draw:line draw:style-name="gr1" draw:text-style-name="P1" draw:layer="layout" svg:x1="7.903cm" svg:y1="16.284cm" svg:x2="12.991cm" svg:y2="16.284cm">
            <text:p/>
          </draw:line>
          <draw:line draw:style-name="gr1" draw:text-style-name="P1" draw:layer="layout" svg:x1="7.903cm" svg:y1="16.992cm" svg:x2="12.991cm" svg:y2="16.992cm">
            <text:p/>
          </draw:line>
          <draw:line draw:style-name="gr1" draw:text-style-name="P1" draw:layer="layout" svg:x1="7.903cm" svg:y1="17.695cm" svg:x2="12.999cm" svg:y2="17.695cm">
            <text:p/>
          </draw:line>
          <draw:polyline draw:style-name="gr3" draw:text-style-name="P1" draw:layer="layout" svg:width="0cm" svg:height="0cm" svg:x="8.052cm" svg:y="18.405cm" svg:viewBox="0 0 0 0" draw:points="0,0">
            <text:p/>
          </draw:polyline>
          <draw:line draw:style-name="gr4" draw:text-style-name="P2" draw:layer="layout" svg:x1="8.784cm" svg:y1="15.589cm" svg:x2="11.564cm" svg:y2="17.686cm">
            <text:p/>
          </draw:line>
          <draw:frame draw:style-name="gr5" draw:text-style-name="P4" draw:layer="layout" svg:width="1.041cm" svg:height="0.729cm" svg:x="7.121cm" svg:y="16.639cm">
            <draw:text-box>
              <text:p text:style-name="P3"><text:span text:style-name="T1">15</text:span></text:p>
            </draw:text-box>
          </draw:frame>
          <draw:frame draw:style-name="gr5" draw:text-style-name="P4" draw:layer="layout" svg:width="1.08cm" svg:height="0.729cm" svg:x="7.115cm" svg:y="13.067cm">
            <draw:text-box>
              <text:p text:style-name="P3"><text:span text:style-name="T1">20</text:span></text:p>
            </draw:text-box>
          </draw:frame>
          <draw:line draw:style-name="gr4" draw:text-style-name="P2" draw:layer="layout" svg:x1="11.594cm" svg:y1="12.788cm" svg:x2="12.987cm" svg:y2="13.436cm">
            <text:p/>
          </draw:line>
          <draw:line draw:style-name="gr4" draw:text-style-name="P2" draw:layer="layout" svg:x1="8.77cm" svg:y1="15.589cm" svg:x2="8.045cm" svg:y2="15.582cm">
            <text:p/>
          </draw:line>
          <draw:frame draw:style-name="gr6" draw:text-style-name="P5" draw:layer="layout" svg:width="1.692cm" svg:height="0.638cm" svg:x="13.16cm" svg:y="17.785cm">
            <draw:text-box>
              <text:p text:style-name="P3"><text:span text:style-name="T1">Date</text:span></text:p>
            </draw:text-box>
          </draw:frame>
          <draw:frame draw:style-name="gr7" draw:text-style-name="P5" draw:layer="layout" svg:width="3.241cm" svg:height="1.008cm" svg:x="7.943cm" svg:y="11.714cm">
            <draw:text-box>
              <text:p text:style-name="P3"><text:span text:style-name="T1">Quantité de mazout (en hl)</text:span></text:p>
            </draw:text-box>
          </draw:frame>
          <draw:circle draw:style-name="gr8" draw:text-style-name="P2" draw:layer="layout" svg:width="0.168cm" svg:height="0.168cm" svg:x="12.922cm" svg:y="13.381cm">
            <text:p/>
          </draw:circle>
          <draw:line draw:style-name="gr9" draw:text-style-name="P6" draw:layer="layout" svg:x1="8.03cm" svg:y1="18.432cm" svg:x2="8.03cm" svg:y2="11.35cm">
            <text:p/>
          </draw:line>
          <draw:line draw:style-name="gr9" draw:text-style-name="P6" draw:layer="layout" svg:x1="8.005cm" svg:y1="18.404cm" svg:x2="14.683cm" svg:y2="18.404cm">
            <text:p/>
          </draw:line>
          <draw:circle draw:style-name="gr8" draw:text-style-name="P2" draw:layer="layout" svg:width="0.168cm" svg:height="0.168cm" svg:x="11.502cm" svg:y="12.682cm">
            <text:p/>
          </draw:circle>
          <draw:circle draw:style-name="gr8" draw:text-style-name="P2" draw:layer="layout" svg:width="0.168cm" svg:height="0.168cm" svg:x="8.694cm" svg:y="15.513cm">
            <text:p/>
          </draw:circle>
          <draw:ellipse draw:style-name="gr8" draw:text-style-name="P2" draw:layer="layout" svg:width="0.161cm" svg:height="0.17cm" svg:x="11.506cm" svg:y="17.616cm">
            <text:p/>
          </draw:ellipse>
          <draw:line draw:style-name="gr2" draw:text-style-name="P1" draw:layer="layout" svg:x1="7.903cm" svg:y1="14.871cm" svg:x2="12.987cm" svg:y2="14.871cm">
            <text:p/>
          </draw:line>
          <draw:frame draw:style-name="gr10" draw:text-style-name="P8" draw:layer="layout" svg:width="1.43cm" svg:height="0.366cm" svg:x="8.043cm" svg:y="18.533cm">
            <draw:text-box>
              <text:p text:style-name="P7"><text:span text:style-name="T2"><text:s/></text:span><text:span text:style-name="T2">1</text:span><text:span text:style-name="T3">er</text:span><text:span text:style-name="T2"> janv</text:span></text:p>
            </draw:text-box>
          </draw:frame>
          <draw:frame draw:style-name="gr10" draw:text-style-name="P8" draw:layer="layout" svg:width="1.029cm" svg:height="0.366cm" svg:x="9.655cm" svg:y="18.535cm">
            <draw:text-box>
              <text:p text:style-name="P7"><text:span text:style-name="T2"><text:s/></text:span><text:span text:style-name="T2">11 janv</text:span></text:p>
            </draw:text-box>
          </draw:frame>
          <draw:frame draw:style-name="gr10" draw:text-style-name="P8" draw:layer="layout" svg:width="1.131cm" svg:height="0.366cm" svg:x="11.017cm" svg:y="18.535cm">
            <draw:text-box>
              <text:p text:style-name="P7"><text:span text:style-name="T2"><text:s/></text:span><text:span text:style-name="T2">21 janv</text:span></text:p>
            </draw:text-box>
          </draw:frame>
          <draw:frame draw:style-name="gr11" draw:text-style-name="P8" draw:layer="layout" svg:width="1.23cm" svg:height="0.389cm" svg:x="12.381cm" svg:y="18.535cm">
            <draw:text-box>
              <text:p text:style-name="P7"><text:span text:style-name="T2"><text:s/></text:span><text:span text:style-name="T2">31 janv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3:13:20.532273397</meta:creation-date>
    <dc:date>2018-04-20T13:13:39.391437009</dc:date>
    <meta:editing-duration>PT19S</meta:editing-duration>
    <meta:editing-cycles>1</meta:editing-cycles>
    <meta:document-statistic meta:object-count="34"/>
    <meta:generator>LibreOffice/6.0.0.3$MacOSX_X86_64 LibreOffice_project/64a0f66915f38c6217de274f0aa8e15618924765</meta:generator>
  </office:meta>
</office:document-meta>
</file>